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list-style-name="LFO1" style:family="paragraph">
      <style:paragraph-properties fo:line-height="150%"/>
    </style:style>
    <style:style style:name="T8" style:parent-style-name="Fonteparág.padrão" style:family="text">
      <style:text-properties style:font-name="Times New Roman" style:font-name-complex="Times New Roman"/>
    </style:style>
    <style:style style:name="T9" style:parent-style-name="Fonteparág.padrão" style:family="text">
      <style:text-properties style:font-name="Times New Roman" style:font-name-complex="Times New Roman"/>
    </style:style>
    <style:style style:name="T10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" style:parent-style-name="Fonteparág.padrão" style:family="text">
      <style:text-properties style:font-name="Times New Roman" style:font-name-complex="Times New Roman"/>
    </style:style>
    <style:style style:name="P12" style:parent-style-name="Standard" style:family="paragraph">
      <style:paragraph-properties fo:line-height="150%" fo:margin-left="0.5402in">
        <style:tab-stops/>
      </style:paragraph-properties>
      <style:text-properties style:font-name="Times New Roman" style:font-name-complex="Times New Roman"/>
    </style:style>
    <style:style style:name="P13" style:parent-style-name="Standard" style:family="paragraph">
      <style:paragraph-properties fo:line-height="150%" fo:margin-left="0.5402in">
        <style:tab-stops/>
      </style:paragraph-properties>
      <style:text-properties style:font-name="Times New Roman" style:font-name-complex="Times New Roman"/>
    </style:style>
    <style:style style:name="P14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5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6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7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8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9" style:parent-style-name="Standard" style:list-style-name="LFO1" style:family="paragraph">
      <style:paragraph-properties fo:line-height="150%"/>
      <style:text-properties style:font-name="Times New Roman" style:font-name-complex="Times New Roman"/>
    </style:style>
  </office:automatic-styles>
  <office:body>
    <office:text text:use-soft-page-breaks="true">
      <text:p text:style-name="P1">Casos de Uso:</text:p>
      <text:p text:style-name="P2"/>
      <text:list text:style-name="LFO1" text:continue-numbering="true">
        <text:list-item>
          <text:p text:style-name="P3">Cadastro<text:s/>de Usuários: O usuário irá ingressar ao site após<text:s/>realizar seu cadastro para login ao sistema, informando<text:s/>seu e-mail e senha;</text:p>
        </text:list-item>
        <text:list-item>
          <text:p text:style-name="P4">Login do Usuário: para efetuar o login deverá informar seu usuário e senha cadastrados;</text:p>
        </text:list-item>
        <text:list-item>
          <text:p text:style-name="P5">Cadastro de Empresa: Para realizar o cadastro da empresa o usuário terá de informar dados como CNPJ, Razão Social, nome fantasia, ramo de atuação, e-mail, telefone, e seu endereço;</text:p>
        </text:list-item>
        <text:list-item>
          <text:p text:style-name="P6">Cadastro Sintomas: Para cadastrar seu sintoma o usuário poderá selecionar quais sintomas está passando no momento.<text:s/></text:p>
        </text:list-item>
        <text:list-item>
          <text:p text:style-name="P7"><text:span text:style-name="T8">Cadastro Pacientes: No cadastro do paciente serão informados seus dados pessoais, como nome, CPF, endereço,<text:s/></text:span><text:span text:style-name="T9">telefone, data de nascimento e demais informações solicitadas para que seu cadastro fique o mais completo<text:s/></text:span><text:span text:style-name="T10">possível</text:span><text:span text:style-name="T11">.</text:span></text:p>
        </text:list-item>
      </text:list>
      <text:p text:style-name="P12"/>
      <text:p text:style-name="P13">Ademais, teremos relatórios para que os dados possam ser consultados e comparados conforme o usuário solicitar:</text:p>
      <text:list text:style-name="LFO1" text:continue-numbering="true">
        <text:list-item>
          <text:p text:style-name="P14">Relatório Empresas;</text:p>
        </text:list-item>
        <text:list-item>
          <text:p text:style-name="P15">Relatório Sintomas;</text:p>
        </text:list-item>
        <text:list-item>
          <text:p text:style-name="P16">Relatório Pacientes;</text:p>
        </text:list-item>
        <text:list-item>
          <text:p text:style-name="P17">Relatório Situação Paciente;</text:p>
        </text:list-item>
        <text:list-item>
          <text:p text:style-name="P18">Relatório por Localização;</text:p>
        </text:list-item>
        <text:list-item>
          <text:p text:style-name="P19"><text:s/>Relatório de Vacinação;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elyn</dc:creator>
    <meta:creation-date>2021-10-12T18:16:00Z</meta:creation-date>
    <dc:date>2021-12-06T23:57:00Z</dc:date>
    <meta:template xlink:href="Normal" xlink:type="simple"/>
    <meta:editing-cycles>6</meta:editing-cycles>
    <meta:editing-duration>PT6120S</meta:editing-duration>
    <meta:document-statistic meta:page-count="1" meta:paragraph-count="2" meta:word-count="158" meta:character-count="1013" meta:row-count="7" meta:non-whitespace-character-count="857"/>
  </office:meta>
</office:document-meta>
</file>